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7ae" officeooo:paragraph-rsid="000197ae"/>
    </style:style>
    <style:style style:name="P2" style:family="paragraph" style:parent-style-name="Standard">
      <style:paragraph-properties fo:text-align="center" style:justify-single-word="false"/>
      <style:text-properties officeooo:rsid="000197ae" officeooo:paragraph-rsid="000197ae"/>
    </style:style>
    <style:style style:name="P3" style:family="paragraph" style:parent-style-name="Standard">
      <style:text-properties fo:font-style="italic" officeooo:rsid="000197ae" officeooo:paragraph-rsid="000197ae" style:font-style-asian="italic" style:font-style-complex="italic"/>
    </style:style>
    <style:style style:name="P4" style:family="paragraph" style:parent-style-name="Standard">
      <style:text-properties officeooo:rsid="0002ae76" officeooo:paragraph-rsid="0002ae76"/>
    </style:style>
    <style:style style:name="P5" style:family="paragraph" style:parent-style-name="Standard">
      <style:text-properties officeooo:rsid="00038980" officeooo:paragraph-rsid="00038980"/>
    </style:style>
    <style:style style:name="T1" style:family="text">
      <style:text-properties officeooo:rsid="000197ae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197ae"/>
    </style:style>
    <style:style style:name="T6" style:family="text">
      <style:text-properties style:text-position="0% 100%" officeooo:rsid="00038980"/>
    </style:style>
    <style:style style:name="T7" style:family="text">
      <style:text-properties officeooo:rsid="000389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l Single Qubits are Constructible</text:p>
      <text:p text:style-name="P2">by Sven Nilsen, 2020</text:p>
      <text:p text:style-name="P1"/>
      <text:p text:style-name="P3">In this paper I show that all single qubits are constructible.</text:p>
      <text:p text:style-name="P1"/>
      <text:p text:style-name="P1">A quantum non-deterministic function `f` has a complex probability distribution `∃<text:span text:style-name="T2">pc</text:span>f`:</text:p>
      <text:p text:style-name="P1"/>
      <text:p text:style-name="P1"><text:tab/>∃<text:span text:style-name="T2">pc</text:span>f : T → ℂ</text:p>
      <text:p text:style-name="P1"/>
      <text:p text:style-name="P1"><text:tab/>f : () → T</text:p>
      <text:p text:style-name="P1"/>
      <text:p text:style-name="P1">Quantum non-deterministic functions are not constructible in general.</text:p>
      <text:p text:style-name="P1"/>
      <text:p text:style-name="P1">A qubit is a quantum non-deterministic function that returns type `𝔹 = bool`:</text:p>
      <text:p text:style-name="P1"/>
      <text:p text:style-name="P1"><text:tab/>qubit : () → 𝔹</text:p>
      <text:p text:style-name="P1"/>
      <text:p text:style-name="P1">Assume that the complex probability amplitudes of a qubit is represented by `α` and `β`:</text:p>
      <text:p text:style-name="P1"/>
      <text:p text:style-name="P1"><text:tab/>(∃<text:span text:style-name="T2">pc</text:span>qubit)(false) = α</text:p>
      <text:p text:style-name="P1"><text:tab/>(∃<text:span text:style-name="T2">pc</text:span>qubit)(true) = β</text:p>
      <text:p text:style-name="P1"/>
      <text:p text:style-name="P1">Normalizing these complex probability amplitudes adds the constraint:</text:p>
      <text:p text:style-name="P1"/>
      <text:p text:style-name="P1"><text:tab/>|α|<text:span text:style-name="T3">2</text:span> + |β|<text:span text:style-name="T3">2</text:span> = 1</text:p>
      <text:p text:style-name="P1"/>
      <text:p text:style-name="P4">All possible partial observations <text:span text:style-name="T7">using a function </text:span>`g` <text:span text:style-name="T7">are</text:span>:</text:p>
      <text:p text:style-name="P4"/>
      <text:p text:style-name="P4"><text:tab/>g · qubit</text:p>
      <text:p text:style-name="P4"/>
      <text:p text:style-name="P4"><text:tab/>g : <text:span text:style-name="T1">𝔹</text:span> → <text:span text:style-name="T1">𝔹</text:span></text:p>
      <text:p text:style-name="P4"/>
      <text:p text:style-name="P4">There are 4 functions of type `<text:span text:style-name="T1">𝔹</text:span> → <text:span text:style-name="T1">𝔹</text:span>`, which yields the probabilistic existential paths:</text:p>
      <text:p text:style-name="P4"/>
      <text:p text:style-name="P4"><text:tab/>false<text:span text:style-name="T2">1<text:tab/><text:tab/></text:span><text:span text:style-name="T4">(</text:span><text:span text:style-name="T5">∃</text:span><text:span text:style-name="T2">p</text:span><text:span text:style-name="T4">(false</text:span><text:span text:style-name="T2">1</text:span><text:span text:style-name="T4"> · qubit))(x : bool) = if x { 0 } else { 1 }</text:span></text:p>
      <text:p text:style-name="P4"><text:tab/>not<text:tab/><text:tab/><text:span text:style-name="T4">(</text:span><text:span text:style-name="T5">∃</text:span><text:span text:style-name="T2">p</text:span><text:span text:style-name="T4">(</text:span><text:span text:style-name="T6">not</text:span><text:span text:style-name="T4"> · qubit))(x : bool) = if x { |</text:span><text:span text:style-name="T5">α</text:span><text:span text:style-name="T4">|</text:span><text:span text:style-name="T3">2</text:span><text:span text:style-name="T4"> } else { |</text:span><text:span text:style-name="T5">β</text:span><text:span text:style-name="T4">|</text:span><text:span text:style-name="T3">2</text:span><text:span text:style-name="T4"> }</text:span></text:p>
      <text:p text:style-name="P4"><text:tab/>id<text:tab/><text:tab/><text:span text:style-name="T4">(</text:span><text:span text:style-name="T5">∃</text:span><text:span text:style-name="T2">p</text:span><text:span text:style-name="T4">(</text:span><text:span text:style-name="T6">id</text:span><text:span text:style-name="T4"> · qubit))(x : bool) = if x { |</text:span><text:span text:style-name="T5">β</text:span><text:span text:style-name="T4">|</text:span><text:span text:style-name="T3">2</text:span><text:span text:style-name="T4"> } else { |</text:span><text:span text:style-name="T5">α</text:span><text:span text:style-name="T4">|</text:span><text:span text:style-name="T3">2</text:span><text:span text:style-name="T4"> }</text:span></text:p>
      <text:p text:style-name="P4"><text:tab/>true<text:span text:style-name="T2">1</text:span><text:span text:style-name="T4"><text:tab/><text:tab/>(</text:span><text:span text:style-name="T5">∃</text:span><text:span text:style-name="T2">p</text:span><text:span text:style-name="T4">(</text:span><text:span text:style-name="T6">true</text:span><text:span text:style-name="T2">1</text:span><text:span text:style-name="T4"> · qubit))(x : bool) = if x { 1 } else { 0 }</text:span></text:p>
      <text:p text:style-name="P4"/>
      <text:p text:style-name="P4">These probabilistic existential paths also hold for <text:span text:style-name="T7">a fake qubit function:</text:span></text:p>
      <text:p text:style-name="P4"/>
      <text:p text:style-name="P4"><text:tab/>fake_qubit() = random() &lt;<text:span text:style-name="T7">=</text:span> <text:span text:style-name="T4">|</text:span><text:span text:style-name="T5">β</text:span><text:span text:style-name="T4">|</text:span><text:span text:style-name="T3">2</text:span></text:p>
      <text:p text:style-name="P4"><text:span text:style-name="T4"/></text:p>
      <text:p text:style-name="P5"><text:span text:style-name="T4">Since every partial observation of the single qubit agrees with the fake qubit,</text:span></text:p>
      <text:p text:style-name="P5"><text:span text:style-name="T4">by Leibniz’ law a single qubit is indiscernible from a fake qubit, hence logically equivalent.</text:span></text:p>
      <text:p text:style-name="P5"><text:span text:style-name="T4">Therefore, all single qubits are constructible (but this does not hold for multiple qubit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5:34:24.594996000</meta:creation-date>
    <dc:date>2020-04-07T16:00:59.171453000</dc:date>
    <meta:editing-duration>PT6M2S</meta:editing-duration>
    <meta:editing-cycles>1</meta:editing-cycles>
    <meta:document-statistic meta:table-count="0" meta:image-count="0" meta:object-count="0" meta:page-count="1" meta:paragraph-count="27" meta:word-count="255" meta:character-count="1391" meta:non-whitespace-character-count="1146"/>
    <meta:generator>LibreOffice/5.1.2.2$MacOSX_X86_64 LibreOffice_project/d3bf12ecb743fc0d20e0be0c58ca359301eb705f</meta:generator>
  </office:meta>
</office:document-meta>
</file>